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methingAbstract.SomethingAbstract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methingAbstrac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WithConstructo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yWithConstructorTest.shouldUse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